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orge Kohu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5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 Dr. S Morais,/</text:p>
      <text:p text:style-name="P2"><text:tab/>546 N. Fifth Street/</text:p>
      <text:p text:style-name="P2"><text:tab/><text:tab/><text:span text:style-name="T2">Philadelphia</text:span><text:span text:style-name="T3">/</text:span></text:p>
      <text:p text:style-name="P2"><text:span text:style-name="T3"><text:tab/><text:tab/><text:tab/>Pa./</text:span></text:p>
      <text:p text:style-name="P2"><text:span text:style-name="T3"/></text:p>
      <text:p text:style-name="P2"><text:span text:style-name="T3">[Page 2]</text:span></text:p>
      <text:p text:style-name="P3"><text:span text:style-name="T3">N. Y. February 15[/ inserted by author]94/</text:span></text:p>
      <text:p text:style-name="P2"><text:span text:style-name="T3">Dear Dr Morais:/</text:span></text:p>
      <text:p text:style-name="P2"><text:span text:style-name="T3"><text:tab/>Many thanks for your/ kindness &amp; trouble. <text:s/>I regret/ to have caused you so much/ inconvenience. <text:s/>I shall take/ great pleasure in ack-/nowledging the ready courtesy/ extended to me in my note,/ which will shortly be published/ <text:s/>With cordial greetings/ from my good father, who,/ alas! is always ailing,/ Ever very faithfully &amp; obediently/ George Kohu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1:55:00.22</meta:creation-date>
    <meta:document-statistic meta:table-count="0" meta:image-count="0" meta:object-count="0" meta:page-count="2" meta:paragraph-count="69" meta:word-count="246" meta:character-count="1751"/>
    <dc:date>2011-12-20T12:07:30.65</dc:date>
    <dc:creator>Penn Libraries</dc:creator>
    <meta:editing-duration>PT00H12M30S</meta:editing-duration>
    <meta:editing-cycles>1</meta:editing-cycles>
    <meta:generator>OpenOffice.org/3.2$Win32 OpenOffice.org_project/320m12$Build-9483</meta:generator>
  </office:meta>
</office:document-meta>
</file>